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ensammlung PSMG</text:p>
      <text:p text:style-name="Standard"/>
      <text:p text:style-name="Standard">Mörder-Motive:<text:line-break/>- Überlegenheit<text:line-break/>- Spiel/Test<text:line-break/>- Rache<text:line-break/>- Möglichkeiten<text:line-break/><text:line-break/><text:line-break/>- SC findet die Leiche als Erster → Investigation<text:line-break/>→ SC wird deswegen verdächtigt<text:line-break/>- Zeitung: Mordserie<text:line-break/>- täglicher Mord in Stadt X, Kreuzfahrt beginnt, Mordserie in Stadt hört auf, Mordserie geht auf Schiff weiter<text:line-break/>- SC ist super Ermittler, hat bereits viele Fälle aufgeklärt, ermittelt gerade an dem Serienmord<text:line-break/>- SC ist Privatdedektiv, hat bereits viele der Vorherigen Serienmorde aufgeklärt(Problem: wenn du sie aufgeklärt hast, warum ist der Serienmörder dann noch unterwegs?) , dann aber Stress mit der Polizei bekommen, weil man ihr alle Fälle weggeschnappt hat. SC macht jetzt erstmal Urlaub.<text:line-break/>- und/oder: SC hatte zuletzt einen besonders brutalen Mordfall, jetzt Schlafstörungen usw., will erstmal im Urlaub das Geschehene vergessen.<text:line-break/>- der Mörder findet inzwischen Gefallen daran, dass SC alle Fälle löst, und mordet weiter, um ein Spiel daraus zu machen und zu sehen wie weit er gehen kann. Deswegen folgt er ihm auf das Schiff.<text:line-break/></text:p>
      <text:p text:style-name="Standard">- du sitzt auf deinem Hotelzimmer vorm Fernseher, schaust eine Pressekonferenz der örtlichen Polizei, die stolz berichtet, dass die täglichen Morde abgebrochen sind und zumindest für heute ausbleiben, hat es die Polizei nach langem Struggle geschafft, die Mordserie unter Kontrolle zu bringen, nachdem gerade durch den größeren Erfolg von SC sehr viel Kritik und Hohn an ihr geübt wurde? Später stellt sich heraus, dass der Mord einfach nur auf dem Schiff passiert ist.<text:line-break/></text:p>
      <text:p text:style-name="Standard">- tägliche Morde: du musst sowohl verhindern dass neue passieren, gleichzeitig brauchst du aber auch die Hinweise, um den Mörder zu überführen.<text:line-break/>- Oder: du glaubst den Mörder überführt zu haben, ebenso wie die Polizei und die Presse, doch dann gehen die Morde weiter – auf „deinem“ Schiff<text:line-break/><text:line-break/>- zuerst wird eine Person ermordet. Niemand der dir nahe steht oder den du kennst, aber eine Person, mit der du vor kurzem flüchtig/oberflächlich Kontakt hattest: Zimmermädchen, Flirt an der Bar<text:line-break/>Später wirst du deswegen verdächtigt, da auffällig viele Leute, mit denen du Kontakt hast, kurz darauf sterben. Das erschwert dir das ermitteln, da die Leute dir immer weniger trauen.<text:line-break/><text:line-break/>- erster Mord: Zimmermädchen? In deinem Zimmer? Außerhalb?<text:line-break/><text:line-break/>- Leute beschuldigen um ihre Reaktionen zu testen<text:line-break/>- Beschuldigung: Du bringst alle Leute um, da du so fertig von deinem Fall bist und jetzt weitermord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 B</meta:initial-creator>
    <meta:creation-date>2014-04-02T16:18:32.84</meta:creation-date>
    <dc:date>2014-04-08T12:30:42.76</dc:date>
    <dc:creator>Lau B</dc:creator>
    <meta:editing-duration>PT18H44M59S</meta:editing-duration>
    <meta:editing-cycles>14</meta:editing-cycles>
    <meta:generator>OpenOffice/4.0.0$Win32 OpenOffice.org_project/400m3$Build-9702</meta:generator>
    <meta:document-statistic meta:table-count="0" meta:image-count="0" meta:object-count="0" meta:page-count="1" meta:paragraph-count="4" meta:word-count="374" meta:character-count="2374"/>
  </office:meta>
</office:document-meta>
</file>